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uchan1-ptts-0.2" svg:font-family="ouchan1-ptts-0.2"/>
    <style:font-face style:name="ouchan2-ptts-0.21" svg:font-family="ouchan2-ptts-0.2"/>
    <style:font-face style:name="ouchan3-ptts-0.21" svg:font-family="ouchan3-ptts-0.2"/>
    <style:font-face style:name="chouk-ptts-0.2" svg:font-family="chouk-ptts-0.2" style:font-pitch="variable"/>
    <style:font-face style:name="dutsa1-ptts-0.2" svg:font-family="dutsa1-ptts-0.2" style:font-pitch="variable"/>
    <style:font-face style:name="ouchan1-ptts-0.21" svg:font-family="ouchan1-ptts-0.2" style:font-pitch="variable"/>
    <style:font-face style:name="ouchan2-ptts-0.2" svg:font-family="ouchan2-ptts-0.2" style:font-pitch="variable"/>
    <style:font-face style:name="ouchan3-ptts-0.2" svg:font-family="ouchan3-ptts-0.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-complex="chouk-ptts-0.2"/>
    </style:style>
    <style:style style:name="P2" style:family="paragraph" style:parent-style-name="Standard">
      <style:text-properties fo:font-size="12pt" style:font-size-asian="12pt" style:font-name-complex="chouk-ptts-0.2" style:font-size-complex="12pt"/>
    </style:style>
    <style:style style:name="T1" style:family="text">
      <style:text-properties style:font-name-complex="ouchan1-ptts-0.2"/>
    </style:style>
    <style:style style:name="T2" style:family="text">
      <style:text-properties fo:font-size="36pt" style:font-size-asian="36pt" style:font-name-complex="ouchan1-ptts-0.21" style:font-size-complex="36pt"/>
    </style:style>
    <style:style style:name="T3" style:family="text">
      <style:text-properties fo:font-size="36pt" style:font-size-asian="36pt" style:font-name-complex="ouchan1-ptts-0.2" style:font-size-complex="36pt"/>
    </style:style>
    <style:style style:name="T4" style:family="text">
      <style:text-properties fo:font-size="36pt" style:font-size-asian="36pt" style:font-name-complex="ouchan2-ptts-0.2" style:font-size-complex="36pt"/>
    </style:style>
    <style:style style:name="T5" style:family="text">
      <style:text-properties fo:font-size="36pt" style:font-size-asian="36pt" style:font-name-complex="chouk-ptts-0.2" style:font-size-complex="36pt"/>
    </style:style>
    <style:style style:name="T6" style:family="text">
      <style:text-properties fo:font-size="36pt" style:font-size-asian="36pt" style:font-name-complex="dutsa1-ptts-0.2" style:font-size-complex="36pt"/>
    </style:style>
    <style:style style:name="T7" style:family="text">
      <style:text-properties style:font-name="ouchan2-ptts-0.2" fo:font-size="36pt" style:font-size-asian="36pt" style:font-name-complex="ouchan2-ptts-0.21" style:font-size-complex="36pt"/>
    </style:style>
    <style:style style:name="T8" style:family="text">
      <style:text-properties style:font-name="ouchan3-ptts-0.2" fo:font-size="36pt" style:font-size-asian="36pt" style:font-name-complex="ouchan3-ptts-0.2" style:font-size-complex="36pt"/>
    </style:style>
    <style:style style:name="T9" style:family="text">
      <style:text-properties style:font-name="ouchan3-ptts-0.2" fo:font-size="36pt" style:font-size-asian="36pt" style:font-name-complex="ouchan3-ptts-0.21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w characters' locations:</text:h>
      <text:p text:style-name="P2">Small tseg [<text:span text:style-name="T1">࿝</text:span>]: U+0FDD</text:p>
      <text:p text:style-name="P2">Big tseg [<text:span text:style-name="T1">࿭</text:span>]: U+0FED</text:p>
      <text:p text:style-name="P2">Cut shad [<text:span text:style-name="T1">࿽</text:span>]: U+0FFD</text:p>
      <text:p text:style-name="P1"/>
      <text:h text:style-name="Heading_20_1" text:outline-level="1">Version:</text:h>
      <text:p text:style-name="P1">0.2</text:p>
      <text:p text:style-name="P1"/>
      <text:h text:style-name="Heading_20_1" text:outline-level="1">Examples:</text:h>
      <text:p text:style-name="P1"/>
      <text:p text:style-name="P1">Chouk-ptts-0.2:<text:tab/><text:span text:style-name="T5">ན࿝མོ࿭རཏྣ࿭ཏྲ࿝ཡཱ࿝ཡ࿽</text:span></text:p>
      <text:p text:style-name="P1"/>
      <text:p text:style-name="P1">dutsa1:<text:tab/><text:tab/><text:tab/><text:span text:style-name="T6">ན࿝མོ࿭རཏྣ࿭ཏྲ࿝ཡཱ࿝ཡ࿽</text:span></text:p>
      <text:p text:style-name="P1"/>
      <text:p text:style-name="P1">dutsa2:<text:tab/><text:tab/><text:tab/>unknown problem!</text:p>
      <text:p text:style-name="P1"/>
      <text:p text:style-name="P1">ouchan1:<text:tab/><text:tab/><text:span text:style-name="T2">ན</text:span><text:span text:style-name="T3">࿝</text:span><text:span text:style-name="T2">མོ</text:span><text:span text:style-name="T3">࿭</text:span><text:span text:style-name="T2">རཏྣ</text:span><text:span text:style-name="T3">࿭</text:span><text:span text:style-name="T2">ཏྲ</text:span><text:span text:style-name="T3">࿝</text:span><text:span text:style-name="T2">ཡཱ</text:span><text:span text:style-name="T3">࿝</text:span><text:span text:style-name="T2">ཡ</text:span><text:span text:style-name="T3">࿽</text:span></text:p>
      <text:p text:style-name="P1"/>
      <text:p text:style-name="P1">ouchan2:<text:tab/><text:tab/><text:span text:style-name="T4">ན</text:span><text:span text:style-name="T7">࿝</text:span><text:span text:style-name="T4">མོ</text:span><text:span text:style-name="T7">࿭</text:span><text:span text:style-name="T4">རཏྣ</text:span><text:span text:style-name="T7">࿭</text:span><text:span text:style-name="T4">ཏྲ</text:span><text:span text:style-name="T7">࿝</text:span><text:span text:style-name="T4">ཡཱ</text:span><text:span text:style-name="T7">࿝</text:span><text:span text:style-name="T4">ཡ</text:span><text:span text:style-name="T7">࿽</text:span></text:p>
      <text:p text:style-name="P1"/>
      <text:p text:style-name="P1">ouchan3:<text:tab/><text:tab/><text:span text:style-name="T8">ན</text:span><text:span text:style-name="T9">࿝</text:span><text:span text:style-name="T8">མོ</text:span><text:span text:style-name="T9">࿭</text:span><text:span text:style-name="T8">རཏྣ</text:span><text:span text:style-name="T9">࿭</text:span><text:span text:style-name="T8">ཏྲ</text:span><text:span text:style-name="T9">࿝</text:span><text:span text:style-name="T8">ཡཱ</text:span><text:span text:style-name="T9">࿝</text:span><text:span text:style-name="T8">ཡ</text:span><text:span text:style-name="T9">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uchan1-ptts-0.2" svg:font-family="ouchan1-ptts-0.2"/>
    <style:font-face style:name="ouchan2-ptts-0.21" svg:font-family="ouchan2-ptts-0.2"/>
    <style:font-face style:name="ouchan3-ptts-0.21" svg:font-family="ouchan3-ptts-0.2"/>
    <style:font-face style:name="chouk-ptts-0.2" svg:font-family="chouk-ptts-0.2" style:font-pitch="variable"/>
    <style:font-face style:name="dutsa1-ptts-0.2" svg:font-family="dutsa1-ptts-0.2" style:font-pitch="variable"/>
    <style:font-face style:name="ouchan1-ptts-0.21" svg:font-family="ouchan1-ptts-0.2" style:font-pitch="variable"/>
    <style:font-face style:name="ouchan2-ptts-0.2" svg:font-family="ouchan2-ptts-0.2" style:font-pitch="variable"/>
    <style:font-face style:name="ouchan3-ptts-0.2" svg:font-family="ouchan3-ptts-0.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2-02-20T23:55:45</dc:date>
    <dc:creator>Kyle Johnson</dc:creator>
    <meta:editing-duration>PT33M12S</meta:editing-duration>
    <meta:editing-cycles>13</meta:editing-cycles>
    <meta:generator>LibreOffice/3.4$Linux LibreOffice_project/340m1$Build-502</meta:generator>
    <meta:document-statistic meta:table-count="0" meta:image-count="0" meta:object-count="0" meta:page-count="1" meta:paragraph-count="13" meta:word-count="92" meta:character-count="275" meta:non-whitespace-character-count="250"/>
  </office:meta>
</office:document-meta>
</file>